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57.04mm" svg:height="162.83mm" svg:x="178.43mm" svg:y="5.31mm">
            <loext:p draw:notify-on-update-of-ranges="Sheet1.C2:Sheet1.C21 Sheet1.D2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7.32mm" svg:height="164.15mm" svg:x="178.43mm" svg:y="182.22mm">
            <loext:p draw:notify-on-update-of-ranges="Sheet1.C2:Sheet1.C21 Sheet1.E2:Sheet1.E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26.220295801738" calcext:value-type="float">
            <text:p>26,22</text:p>
          </table:table-cell>
          <table:table-cell table:style-name="ce2" table:formula="of:=(1000000*[.D2])/[.C2]" office:value-type="float" office:value="25211.8228862865" calcext:value-type="float">
            <text:p>25211,82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6.79704289728536" calcext:value-type="float">
            <text:p>6,8</text:p>
          </table:table-cell>
          <table:table-cell table:style-name="ce2" table:formula="of:=(1000000*[.D3])/[.C3]" office:value-type="float" office:value="12313.4835095749" calcext:value-type="float">
            <text:p>12313,4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pd,rule</text:p>
          </table:table-cell>
          <table:table-cell office:value-type="float" office:value="552" calcext:value-type="float">
            <text:p>552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4])/[.C4]" office:value-type="float" office:value="8010.36798264223" calcext:value-type="float">
            <text:p>8010,37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year_Word,rule</text:p>
          </table:table-cell>
          <table:table-cell office:value-type="float" office:value="1040" calcext:value-type="float">
            <text:p>104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5])/[.C5]" office:value-type="float" office:value="5103.69194330591" calcext:value-type="float">
            <text:p>5103,69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3848" calcext:value-type="float">
            <text:p>3848</text:p>
          </table:table-cell>
          <table:table-cell table:style-name="ce1" office:value-type="float" office:value="7.52037020289115" calcext:value-type="float">
            <text:p>7,52</text:p>
          </table:table-cell>
          <table:table-cell table:formula="of:=(1000000*[.D6])/[.C6]" office:value-type="float" office:value="1954.3581608345" calcext:value-type="float">
            <text:p>1954,36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3344" calcext:value-type="float">
            <text:p>3344</text:p>
          </table:table-cell>
          <table:table-cell table:style-name="ce1" office:value-type="float" office:value="6.03116692664394" calcext:value-type="float">
            <text:p>6,03</text:p>
          </table:table-cell>
          <table:table-cell table:formula="of:=(1000000*[.D7])/[.C7]" office:value-type="float" office:value="1803.57862638874" calcext:value-type="float">
            <text:p>1803,5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sc_year,rule</text:p>
          </table:table-cell>
          <table:table-cell office:value-type="float" office:value="3848" calcext:value-type="float">
            <text:p>3848</text:p>
          </table:table-cell>
          <table:table-cell office:value-type="float" office:value="5.35038828607379" calcext:value-type="float">
            <text:p>5,35</text:p>
          </table:table-cell>
          <table:table-cell table:formula="of:=(1000000*[.D8])/[.C8]" office:value-type="float" office:value="1390.43354627697" calcext:value-type="float">
            <text:p>1390,43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day_mon,rule</text:p>
          </table:table-cell>
          <table:table-cell office:value-type="float" office:value="3344" calcext:value-type="float">
            <text:p>3344</text:p>
          </table:table-cell>
          <table:table-cell office:value-type="float" office:value="4.42172312641851" calcext:value-type="float">
            <text:p>4,42</text:p>
          </table:table-cell>
          <table:table-cell table:formula="of:=(1000000*[.D9])/[.C9]" office:value-type="float" office:value="1322.28562392898" calcext:value-type="float">
            <text:p>1322,29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sc_Word_year_sc,rule</text:p>
          </table:table-cell>
          <table:table-cell office:value-type="float" office:value="4160" calcext:value-type="float">
            <text:p>4160</text:p>
          </table:table-cell>
          <table:table-cell office:value-type="float" office:value="5.35038828607379" calcext:value-type="float">
            <text:p>5,35</text:p>
          </table:table-cell>
          <table:table-cell table:formula="of:=(1000000*[.D10])/[.C10]" office:value-type="float" office:value="1286.1510303062" calcext:value-type="float">
            <text:p>1286,15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sc_word_year,rule</text:p>
          </table:table-cell>
          <table:table-cell office:value-type="float" office:value="4160" calcext:value-type="float">
            <text:p>4160</text:p>
          </table:table-cell>
          <table:table-cell office:value-type="float" office:value="5.30783962103815" calcext:value-type="float">
            <text:p>5,31</text:p>
          </table:table-cell>
          <table:table-cell table:formula="of:=(1000000*[.D11])/[.C11]" office:value-type="float" office:value="1275.92298582648" calcext:value-type="float">
            <text:p>1275,92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sc_Word_year,rule</text:p>
          </table:table-cell>
          <table:table-cell office:value-type="float" office:value="4160" calcext:value-type="float">
            <text:p>4160</text:p>
          </table:table-cell>
          <table:table-cell office:value-type="float" office:value="4.58451231543237" calcext:value-type="float">
            <text:p>4,58</text:p>
          </table:table-cell>
          <table:table-cell table:formula="of:=(1000000*[.D12])/[.C12]" office:value-type="float" office:value="1102.04622967124" calcext:value-type="float">
            <text:p>1102,05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dd_2sc,rule</text:p>
          </table:table-cell>
          <table:table-cell office:value-type="float" office:value="5600" calcext:value-type="float">
            <text:p>56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3])/[.C13]" office:value-type="float" office:value="818.662913470066" calcext:value-type="float">
            <text:p>818,66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ddd,rule</text:p>
          </table:table-cell>
          <table:table-cell office:value-type="float" office:value="8000" calcext:value-type="float">
            <text:p>8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14])/[.C14]" office:value-type="float" office:value="668.798535759224" calcext:value-type="float">
            <text:p>668,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mon_dd,rule</text:p>
          </table:table-cell>
          <table:table-cell office:value-type="float" office:value="10408" calcext:value-type="float">
            <text:p>10408</text:p>
          </table:table-cell>
          <table:table-cell office:value-type="float" office:value="4.58451231543237" calcext:value-type="float">
            <text:p>4,58</text:p>
          </table:table-cell>
          <table:table-cell table:formula="of:=(1000000*[.D15])/[.C15]" office:value-type="float" office:value="440.479661359759" calcext:value-type="float">
            <text:p>440,4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mon_dd,rule</text:p>
          </table:table-cell>
          <table:table-cell office:value-type="float" office:value="10408" calcext:value-type="float">
            <text:p>10408</text:p>
          </table:table-cell>
          <table:table-cell office:value-type="float" office:value="4.42172312641851" calcext:value-type="float">
            <text:p>4,42</text:p>
          </table:table-cell>
          <table:table-cell table:formula="of:=(1000000*[.D16])/[.C16]" office:value-type="float" office:value="424.838886089403" calcext:value-type="float">
            <text:p>424,84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day_dd_Word,rule</text:p>
          </table:table-cell>
          <table:table-cell office:value-type="float" office:value="24800" calcext:value-type="float">
            <text:p>248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184.859367557757" calcext:value-type="float">
            <text:p>184,86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ddd_sc,rule</text:p>
          </table:table-cell>
          <table:table-cell office:value-type="float" office:value="56008" calcext:value-type="float">
            <text:p>56008</text:p>
          </table:table-cell>
          <table:table-cell office:value-type="float" office:value="5.30783962103815" calcext:value-type="float">
            <text:p>5,31</text:p>
          </table:table-cell>
          <table:table-cell table:formula="of:=(1000000*[.D18])/[.C18]" office:value-type="float" office:value="94.7693119025523" calcext:value-type="float">
            <text:p>94,77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ddd_sc,rule</text:p>
          </table:table-cell>
          <table:table-cell office:value-type="float" office:value="56008" calcext:value-type="float">
            <text:p>56008</text:p>
          </table:table-cell>
          <table:table-cell office:value-type="float" office:value="4.58451231543237" calcext:value-type="float">
            <text:p>4,58</text:p>
          </table:table-cell>
          <table:table-cell table:formula="of:=(1000000*[.D19])/[.C19]" office:value-type="float" office:value="81.8545978330305" calcext:value-type="float">
            <text:p>81,85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ddd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0])/[.C20]" office:value-type="float" office:value="57.3064039429046" calcext:value-type="float">
            <text:p>57,31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dddd,rule</text:p>
          </table:table-cell>
          <table:table-cell office:value-type="float" office:value="80000" calcext:value-type="float">
            <text:p>8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21])/[.C21]" office:value-type="float" office:value="55.2715390802314" calcext:value-type="float">
            <text:p>55,27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26.220295801738" calcext:value-type="float">
            <text:p>26,22</text:p>
          </table:table-cell>
          <table:table-cell table:style-name="ce2" table:formula="of:=(1000000*[.D32])/[.C32]" office:value-type="float" office:value="25211.8228862865" calcext:value-type="float">
            <text:p>25211,82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6.79704289728536" calcext:value-type="float">
            <text:p>6,8</text:p>
          </table:table-cell>
          <table:table-cell table:style-name="ce2" table:formula="of:=(1000000*[.D33])/[.C33]" office:value-type="float" office:value="12313.4835095749" calcext:value-type="float">
            <text:p>12313,4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3848" calcext:value-type="float">
            <text:p>3848</text:p>
          </table:table-cell>
          <table:table-cell table:style-name="ce1" office:value-type="float" office:value="7.52037020289115" calcext:value-type="float">
            <text:p>7,52</text:p>
          </table:table-cell>
          <table:table-cell table:formula="of:=(1000000*[.D34])/[.C34]" office:value-type="float" office:value="1954.3581608345" calcext:value-type="float">
            <text:p>1954,36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3344" calcext:value-type="float">
            <text:p>3344</text:p>
          </table:table-cell>
          <table:table-cell table:style-name="ce1" office:value-type="float" office:value="6.03116692664394" calcext:value-type="float">
            <text:p>6,03</text:p>
          </table:table-cell>
          <table:table-cell table:formula="of:=(1000000*[.D35])/[.C35]" office:value-type="float" office:value="1803.57862638874" calcext:value-type="float">
            <text:p>1803,5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word_pd,rule</text:p>
          </table:table-cell>
          <table:table-cell office:value-type="float" office:value="552" calcext:value-type="float">
            <text:p>552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36])/[.C36]" office:value-type="float" office:value="8010.36798264223" calcext:value-type="float">
            <text:p>8010,37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office:value-type="string" calcext:value-type="string">
            <text:p>year_Word,rule</text:p>
          </table:table-cell>
          <table:table-cell office:value-type="float" office:value="1040" calcext:value-type="float">
            <text:p>104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37])/[.C37]" office:value-type="float" office:value="5103.69194330591" calcext:value-type="float">
            <text:p>5103,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E2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48:03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5S</meta:editing-duration>
    <meta:editing-cycles>4</meta:editing-cycles>
    <meta:generator>LibreOffice/5.2.0.4$Windows_x86 LibreOffice_project/066b007f5ebcc236395c7d282ba488bca6720265</meta:generator>
    <dc:date>2016-08-14T10:51:13.324000000</dc:date>
    <meta:document-statistic meta:table-count="3" meta:cell-count="14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5cm" svg:height="16.284cm" xlink:href=".." xlink:type="simple" chart:class="chart:scatter" chart:style-name="ch1">
        <chart:plot-area chart:style-name="ch2" table:cell-range-address="Sheet1.C2:Sheet1.D21" svg:x="0.514cm" svg:y="0.325cm" svg:width="24.677cm" svg:height="15.634cm">
          <chartooo:coordinate-region svg:x="1.135cm" svg:y="0.524cm" svg:width="23.591cm" svg:height="14.7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1" chart:class="chart:scatter">
            <chart:domain table:cell-range-address="Sheet1.C2:Sheet1.C21"/>
            <chart:mean-value chart:style-name="ch6"/>
            <chart:regression-curve chart:style-name="ch7"/>
            <chart:data-point chart:repeated="2"/>
            <chart:data-point chart:style-name="ch8" chart:repeated="2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0">
                <text:p>1040</text:p>
                <draw:g>
                  <svg:desc>Sheet1.C2:Sheet1.C21</svg:desc>
                </draw:g>
              </table:table-cell>
              <table:table-cell office:value-type="float" office:value="26.220295801738">
                <text:p>26.220295801738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2">
                <text:p>552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2">
                <text:p>552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0">
                <text:p>104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8">
                <text:p>3848</text:p>
              </table:table-cell>
              <table:table-cell office:value-type="float" office:value="7.52037020289115">
                <text:p>7.52037020289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4">
                <text:p>3344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8">
                <text:p>3848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44">
                <text:p>3344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0">
                <text:p>416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0">
                <text:p>416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0">
                <text:p>41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08">
                <text:p>1040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08">
                <text:p>10408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00">
                <text:p>248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08">
                <text:p>56008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08">
                <text:p>5600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0">
                <text:p>80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33cm" svg:height="16.416cm" xlink:href=".." xlink:type="simple" chart:class="chart:scatter" chart:style-name="ch1">
        <chart:plot-area chart:style-name="ch2" table:cell-range-address="Sheet1.C2:Sheet1.C21 Sheet1.E2:Sheet1.E21" svg:x="0.514cm" svg:y="0.328cm" svg:width="24.705cm" svg:height="15.76cm">
          <chartooo:coordinate-region svg:x="1.691cm" svg:y="0.527cm" svg:width="23.064cm" svg:height="14.91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21" chart:class="chart:scatter">
            <chart:domain table:cell-range-address="Sheet1.C2:Sheet1.C21"/>
            <chart:mean-value chart:style-name="ch6"/>
            <chart:regression-curve chart:style-name="ch7"/>
            <chart:data-point chart:repeated="3"/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0">
                <text:p>1040</text:p>
                <draw:g>
                  <svg:desc>Sheet1.C2:Sheet1.C21</svg:desc>
                </draw:g>
              </table:table-cell>
              <table:table-cell office:value-type="float" office:value="25211.8228862865">
                <text:p>25211.8228862865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2">
                <text:p>552</text:p>
              </table:table-cell>
              <table:table-cell office:value-type="float" office:value="12313.4835095749">
                <text:p>12313.4835095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2">
                <text:p>552</text:p>
              </table:table-cell>
              <table:table-cell office:value-type="float" office:value="8010.36798264223">
                <text:p>8010.36798264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0">
                <text:p>1040</text:p>
              </table:table-cell>
              <table:table-cell office:value-type="float" office:value="5103.69194330591">
                <text:p>5103.69194330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8">
                <text:p>3848</text:p>
              </table:table-cell>
              <table:table-cell office:value-type="float" office:value="1954.3581608345">
                <text:p>1954.3581608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4">
                <text:p>3344</text:p>
              </table:table-cell>
              <table:table-cell office:value-type="float" office:value="1803.57862638874">
                <text:p>1803.57862638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8">
                <text:p>3848</text:p>
              </table:table-cell>
              <table:table-cell office:value-type="float" office:value="1390.43354627697">
                <text:p>1390.43354627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44">
                <text:p>3344</text:p>
              </table:table-cell>
              <table:table-cell office:value-type="float" office:value="1322.28562392898">
                <text:p>1322.28562392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0">
                <text:p>4160</text:p>
              </table:table-cell>
              <table:table-cell office:value-type="float" office:value="1286.1510303062">
                <text:p>1286.1510303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0">
                <text:p>4160</text:p>
              </table:table-cell>
              <table:table-cell office:value-type="float" office:value="1275.92298582648">
                <text:p>1275.92298582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0">
                <text:p>4160</text:p>
              </table:table-cell>
              <table:table-cell office:value-type="float" office:value="1102.04622967124">
                <text:p>1102.04622967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818.662913470066">
                <text:p>818.662913470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668.798535759224">
                <text:p>668.798535759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08">
                <text:p>10408</text:p>
              </table:table-cell>
              <table:table-cell office:value-type="float" office:value="440.479661359759">
                <text:p>440.4796613597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08">
                <text:p>10408</text:p>
              </table:table-cell>
              <table:table-cell office:value-type="float" office:value="424.838886089403">
                <text:p>424.838886089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00">
                <text:p>24800</text:p>
              </table:table-cell>
              <table:table-cell office:value-type="float" office:value="184.859367557757">
                <text:p>184.859367557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08">
                <text:p>56008</text:p>
              </table:table-cell>
              <table:table-cell office:value-type="float" office:value="94.7693119025523">
                <text:p>94.7693119025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08">
                <text:p>56008</text:p>
              </table:table-cell>
              <table:table-cell office:value-type="float" office:value="81.8545978330305">
                <text:p>81.8545978330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0">
                <text:p>80000</text:p>
              </table:table-cell>
              <table:table-cell office:value-type="float" office:value="57.3064039429046">
                <text:p>57.3064039429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55.2715390802314">
                <text:p>55.2715390802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